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paragraph-properties fo:margin-left="0in" fo:margin-right="0in" fo:text-align="justify" style:justify-single-word="false" fo:text-indent="0.3937in" style:auto-text-indent="false"/>
    </style:style>
    <style:style style:name="P3" style:family="paragraph" style:parent-style-name="Standard">
      <style:paragraph-properties fo:margin-left="0in" fo:margin-right="0in" fo:text-align="justify" style:justify-single-word="false" fo:text-indent="0.3937in" style:auto-text-indent="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in" fo:text-align="justify" style:justify-single-word="false" fo:text-indent="0.3937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in" fo:margin-right="0in" fo:text-align="justify" style:justify-single-word="false" fo:text-indent="0.3937in" style:auto-text-indent="false"/>
      <style:text-properties fo:font-weight="normal" style:font-weight-asian="normal"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font-size="14pt" style:font-size-asian="14pt" style:font-size-complex="14pt"/>
    </style:style>
    <style:style style:name="P7" style:family="paragraph" style:parent-style-name="Text_20_body">
      <style:paragraph-properties fo:text-align="justify"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left="0in" fo:margin-right="0in" fo:text-align="justify" style:justify-single-word="false" fo:text-indent="0.3937in" style:auto-text-indent="false"/>
    </style:style>
    <style:style style:name="T1"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style:font-name="Times New Roman" fo:font-size="14pt" fo:language="uk" fo:country="UA" fo:font-style="normal" style:text-underline-style="none" style:font-size-asian="14pt" style:font-style-asian="normal" style:font-size-complex="14pt" style:font-style-complex="normal"/>
    </style:style>
    <style:style style:name="T4" style:family="text">
      <style:text-properties style:font-name="Times New Roman" fo:font-style="normal" style:text-underline-style="none" fo:font-weight="normal" style:font-style-asian="normal" style:font-weight-asian="normal" style:font-style-complex="normal" style:font-weight-complex="normal"/>
    </style:style>
    <style:style style:name="T5"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6" style:family="text">
      <style:text-properties style:font-name="Times New Roman" fo:language="uk" fo:country="UA" fo:font-style="normal" style:text-underline-style="none" style:font-style-asian="normal" style:font-style-complex="normal"/>
    </style:style>
    <style:style style:name="T7" style:family="text">
      <style:text-properties fo:language="uk" fo:country="UA"/>
    </style:style>
    <style:style style:name="T8" style:family="text">
      <style:text-properties fo:language="uk" fo:country="UA" fo:font-style="normal" style:text-underline-style="none" fo:font-weight="normal" style:font-style-asian="normal" style:font-weight-asian="normal" style:font-style-complex="normal" style:font-weight-complex="normal"/>
    </style:style>
    <style:style style:name="T9" style:family="text">
      <style:text-properties fo:font-variant="normal" fo:text-transform="none" fo:color="#0000ff" style:font-name="Times New Roman" fo:font-size="14pt" fo:letter-spacing="normal"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variant="normal" fo:text-transform="none" fo:color="#0000ff" style:font-name="Times New Roman" fo:font-size="14pt" fo:letter-spacing="normal" fo:language="uk" fo:country="UA" fo:font-style="normal" style:text-underline-style="none" style:font-size-asian="14pt" style:font-style-asian="normal" style:font-size-complex="14pt" style:font-style-complex="normal"/>
    </style:style>
    <style:style style:name="T11" style:family="text">
      <style:text-properties fo:font-variant="normal" fo:text-transform="none" fo:color="#0000ff" style:font-name="Times New Roman" fo:letter-spacing="normal" fo:language="uk" fo:country="UA" fo:font-style="normal" style:text-underline-style="none" fo:font-weight="normal" style:font-style-asian="normal" style:font-weight-asian="normal" style:font-style-complex="normal" style:font-weight-complex="normal"/>
    </style:style>
    <style:style style:name="T12" style:family="text">
      <style:text-properties fo:font-variant="normal" fo:text-transform="none" fo:color="#0000ff" style:font-name="Times New Roman" fo:letter-spacing="normal" fo:language="uk" fo:country="UA" fo:font-style="normal" style:text-underline-style="none" style:font-style-asian="normal" style:font-style-complex="normal"/>
    </style:style>
    <style:style style:name="T13" style:family="text">
      <style:text-properties fo:font-variant="normal" fo:text-transform="none" fo:color="#0000ff" fo:font-size="14pt" fo:letter-spacing="normal"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ff" fo:font-size="14pt" fo:letter-spacing="normal" fo:language="uk" fo:country="UA" fo:font-style="normal" style:text-underline-style="none" style:font-size-asian="14pt" style:font-style-asian="normal" style:font-size-complex="14pt" style:font-style-complex="normal"/>
    </style:style>
    <style:style style:name="T15" style:family="text">
      <style:text-properties fo:font-variant="small-cap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small-caps" style:font-name="Times New Roman" fo:language="en" fo:country="US" fo:font-style="normal" style:text-underline-style="none" fo:font-weight="normal" style:font-style-asian="normal" style:font-weight-asian="normal" style:font-style-complex="normal" style:font-weight-complex="normal"/>
    </style:style>
    <style:style style:name="T17" style:family="text">
      <style:text-properties fo:font-variant="small-caps"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small-caps" fo:language="uk" fo:country="UA"/>
    </style:style>
    <style:style style:name="T19" style:family="text">
      <style:text-properties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size="14pt" fo:language="uk" fo:country="UA" fo:font-style="normal" style:text-underline-style="none" style:font-size-asian="14pt" style:font-style-asian="normal" style:font-size-complex="14pt" style:font-style-complex="normal"/>
    </style:style>
    <style:style style:name="T21"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Василь Стус -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2">"Караюсь, мучусь, але не каюсь"</text:span></text:span><text:span text:style-name="T2">. Людина, яка говорила правду. </text:span></text:p>
      <text:p text:style-name="P7">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p>
      <text:p text:style-name="P7">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P7">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P7">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P7">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P7">"Воля - найвище в світі, чого потребує людина, й Мойсей жорстоко карав слюнтяїв, які тужили за рабськими глечиками", - говорив Василь Стус.</text:p>
      <text:p text:style-name="P7"/>
      <text:p text:style-name="P8"><text:span text:style-name="Emphasis"><text:span text:style-name="T1">...Сто чорних тіней довжаться, ростуть </text:span></text:span></text:p>
      <text:p text:style-name="P8"><text:span text:style-name="Emphasis"><text:span text:style-name="T1">І вже, як ліс соснової малечі,</text:span></text:span></text:p>
      <text:p text:style-name="P8"><text:span text:style-name="Emphasis"><text:span text:style-name="T1">Устріч рушають. Вдатися до втечі,</text:span></text:span></text:p>
      <text:p text:style-name="P8"><text:span text:style-name="Emphasis"><text:span text:style-name="T1">Стежину власну, ніби дріт згорнуть?</text:span></text:span></text:p>
      <text:p text:style-name="P8"><text:span text:style-name="Emphasis"><text:span text:style-name="T1">Ні. Вистояти. Вистояти. Ні -</text:span></text:span></text:p>
      <text:p text:style-name="P8"><text:span text:style-name="Emphasis"><text:span text:style-name="T1">Стояти. Тільки тут, у цьому полі,</text:span></text:span></text:p>
      <text:p text:style-name="P8"><text:span text:style-name="Emphasis"><text:span text:style-name="T1">Що наче льон, і власної неволі</text:span></text:span></text:p>
      <text:p text:style-name="P8"><text:span text:style-name="Emphasis"><text:span text:style-name="T1">Спізнати тут на рідній чужині.</text:span></text:span></text:p>
      <text:p text:style-name="P7"><text:soft-page-break/>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P8"><text:span text:style-name="Emphasis"><text:span text:style-name="T1">"У суботу, 4 вересня, під час виступу автора фільму та його учасників, а <text:line-break/>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стриматись. Я вважаю, що в таких умовах мовчанка є злочином...".</text:span></text:span></text:p>
      <text:p text:style-name="P8"><text:span text:style-name="T1">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 </text:span><text:span text:style-name="T2">[</text:span><text:a xlink:type="simple" xlink:href="http://blog.i.ua/community/3252/752359/"><text:span text:style-name="T1">Документальна трилогія "Просвітлої дороги свічка чорна". Пам’яті Василя Стуса.</text:span></text:a><text:span text:style-name="T2">]</text:span></text:p>
      <text:p text:style-name="P3"><text:span text:style-name="T7">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span></text:p>
      <text:p text:style-name="P2"><text:span text:style-name="T2">Хто знайомий з віршами Стуса, той знає, наскільки вони с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тлумаченні деяких слів та словосполучень. [</text:span><text:a xlink:type="simple" xlink:href="http://stus.kiev.ua/Slovnyk.files/Peredmova.zip">„</text:a><text:a xlink:type="simple" xlink:href="http://stus.kiev.ua/Slovnyk.files/Peredmova.zip">Словник поетичної мови Василя Стуса” (Рідковживані слова та </text:a><text:a xlink:type="simple" xlink:href="http://stus.kiev.ua/Slovnyk.files/Peredmova.zip">індивідуально-авторські новотвори). Укладач Л.В.Оліфіренко. Київ, Абрис, 2003 рік.</text:a><text:span text:style-name="T2">]</text:span></text:p>
      <text:p text:style-name="P2"><text:span text:style-name="T2">Поетична творчість В.Стуса під час «тривання на межі» ознаменувалась невольничою збіркою «Палімпсести». [</text:span><text:a xlink:type="simple" xlink:href="http://stus.kiev.ua/stusoznavstvo.files/11%20Rar1.zip">Олег Рарицький. „Палімпсести” Василя </text:a><text:soft-page-break/><text:a xlink:type="simple" xlink:href="http://stus.kiev.ua/stusoznavstvo.files/11%20Rar1.zip">Стуса – духовна домінанта.</text:a><text:span text:style-name="T9">]</text:span></text:p>
      <text:p text:style-name="P2"><text:span text:style-name="T2">Саме так — палімпсестами —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text:span><text:span text:style-name="T15"> </text:span><text:span text:style-name="T2">визначення, що зближувало його творче самовираження з тим давнім, забутим, історично зумовленим способом фіксування нового змісту? [</text:span><text:a xlink:type="simple" xlink:href="http://stus.kiev.ua/stusoznavstvo.files/7%20Kotsjubynska6.zip">Михайлина Коцюбинська. „Новітні палімпсести”</text:a><text:span text:style-name="T9">]</text:span></text:p>
      <text:p text:style-name="P6"><text:span text:style-name="T8">Михайлина Коцюбинська вбачає в цьому кілька асоціацій ідей, що накладаються одна на одну, творячи багатозначний образ.</text:span></text:p>
      <text:p text:style-name="P4">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P3"><text:span text:style-name="T7">У поезії Стуса весь час нашаровуються різні стани душі, які на перший погляд</text:span><text:span text:style-name="T18"> </text:span><text:span text:style-name="T7">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p>
      <text:p text:style-name="P2"><text:span text:style-name="T2">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людину такої емоційної наснаги, такого кришталевого сумління, такої абсолютної безкомпромісності, як він, на Голгофу. [</text:span><text:a xlink:type="simple" xlink:href="http://stus.kiev.ua/stusoznavstvo.files/7%20Kotsjubynska6.zip">Михайлина Коцюбинська. „Новітні палімпсести”</text:a><text:span text:style-name="T9">]</text:span></text:p>
      <text:p text:style-name="P2"><text:span text:style-name="T2">Починаючи підготовку "Палімпсестів", що складають дві книги третього тому видання[Твори : У 4т., 6 кн. / НАН України. Ін-ту літератури ім. і. Г. Шевченка. Відділ рукописних фондів і текстології. Львів: Вид. Спілка „Просвіта”, 1994.],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 [</text:span><text:a xlink:type="simple" xlink:href="http://stus.kiev.ua/stusoznavstvo.files/7%20D.Stus2.zip">Дмитро Стус. „ПАЛІМПСЕСТИ Василя Стуса”</text:a><text:span text:style-name="T9">]</text:span></text:p>
      <text:p text:style-name="P2"><text:span text:style-name="T2">Мова цього поета дуже чиста і багата. З'являються теж в нього шукання </text:span><text:soft-page-break/><text:span text:style-name="T2">словних новотворів. Але і в цьому випадку, як і в уживанні давніх слів, поет звертається до шукання з ціллю різкішої передачі змісту. [</text:span><text:a xlink:type="simple" xlink:href="http://stus.kiev.ua/stusoznavstvo.files/R%20Shum.zip">Аріядна Шум. „Поезія Василя Стуса”</text:a><text:span text:style-name="T9">]</text:span></text:p>
      <text:p text:style-name="P2"><text:span text:style-name="T2">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 [</text:span><text:a xlink:type="simple" xlink:href="http://stus.kiev.ua/stusoznavstvo.files/7%20D.Stus2.zip">Дмитро Стус. „ПАЛІМПСЕСТИ Василя Стуса”</text:a><text:span text:style-name="T9">]</text:span></text:p>
      <text:p text:style-name="P5"><text:span text:style-name="T3">Іншою проблемою, яку довелося вирішувати Василю Стусу при 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a xlink:type="simple" xlink:href="http://stus.kiev.ua/stusoznavstvo.files/7%20D.Stus2.zip">Дмитро Стус. „ПАЛІМПСЕСТИ Василя Стуса”</text:a><text:span text:style-name="T10">]</text:span></text:p>
      <text:p text:style-name="P1"><text:span text:style-name="T7"><text:tab/>Саме цим зумовлена актуальність роботи.</text:span></text:p>
      <text:p text:style-name="P1"><text:span text:style-name="T7">Мета робот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0T12:20:30</meta:creation-date>
    <dc:date>2012-03-20T14:02:50</dc:date>
    <meta:editing-duration>PT35M32S</meta:editing-duration>
    <meta:editing-cycles>6</meta:editing-cycles>
    <meta:generator>LibreOffice/3.4$Linux LibreOffice_project/340m1$Build-402</meta:generator>
    <meta:document-statistic meta:table-count="0" meta:image-count="0" meta:object-count="0" meta:page-count="4" meta:paragraph-count="32" meta:word-count="1259" meta:character-count="9026" meta:non-whitespace-character-count="7795"/>
  </office:meta>
</office:document-meta>
</file>